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83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7.715cm"/>
    </style:style>
    <style:style style:name="Table1.C" style:family="table-column">
      <style:table-column-properties style:column-width="4.098cm"/>
    </style:style>
    <style:style style:name="Table1.D" style:family="table-column">
      <style:table-column-properties style:column-width="3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1c2" officeooo:paragraph-rsid="0014d1c2"/>
    </style:style>
    <style:style style:name="P2" style:family="paragraph" style:parent-style-name="Table_20_Contents">
      <style:text-properties officeooo:rsid="0014d1c2" officeooo:paragraph-rsid="0014d1c2"/>
    </style:style>
    <style:style style:name="P3" style:family="paragraph" style:parent-style-name="Table_20_Contents">
      <style:text-properties officeooo:rsid="00155a98" officeooo:paragraph-rsid="00155a98"/>
    </style:style>
    <style:style style:name="P4" style:family="paragraph" style:parent-style-name="Table_20_Contents">
      <style:text-properties officeooo:rsid="0015f217" officeooo:paragraph-rsid="0015f217"/>
    </style:style>
    <style:style style:name="P5" style:family="paragraph" style:parent-style-name="Table_20_Contents">
      <style:text-properties officeooo:rsid="00176e88" officeooo:paragraph-rsid="00176e88"/>
    </style:style>
    <style:style style:name="P6" style:family="paragraph" style:parent-style-name="Table_20_Contents">
      <style:text-properties officeooo:rsid="00193ca9" officeooo:paragraph-rsid="00193ca9"/>
    </style:style>
    <style:style style:name="T1" style:family="text">
      <style:text-properties officeooo:rsid="00193c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d’info 405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46776404368">
          <table:table-cell table:style-name="Table1.A1" office:value-type="string">
            <text:p text:style-name="P2">num</text:p>
          </table:table-cell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matricule</text:p>
          </table:table-cell>
          <table:table-cell table:style-name="Table1.D1" office:value-type="string">
            <text:p text:style-name="P2">tel</text:p>
          </table:table-cell>
        </table:table-row>
        <table:table-row table:style-name="TableLine94346776502752"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ZO’OBO BEKOLO ERIC JOSE</text:p>
          </table:table-cell>
          <table:table-cell table:style-name="Table1.A2" office:value-type="string">
            <text:p text:style-name="P4">18T2608</text:p>
          </table:table-cell>
          <table:table-cell table:style-name="Table1.D2" office:value-type="string">
            <text:p text:style-name="P4">690062246</text:p>
          </table:table-cell>
        </table:table-row>
        <table:table-row table:style-name="TableLine9434677650521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6776506128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MELCHISEDECK E<text:span text:style-name="T1">F</text:span>FA’A OZIAS</text:p>
          </table:table-cell>
          <table:table-cell table:style-name="Table1.A2" office:value-type="string">
            <text:p text:style-name="P6">18T2564</text:p>
          </table:table-cell>
          <table:table-cell table:style-name="Table1.D2" office:value-type="string">
            <text:p text:style-name="P6">696851632</text:p>
          </table:table-cell>
        </table:table-row>
        <table:table-row table:style-name="TableLine94346776507088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EFOUDA OWGOBO HERMAN STEVEN</text:p>
          </table:table-cell>
          <table:table-cell table:style-name="Table1.A2" office:value-type="string">
            <text:p text:style-name="P6">18T2509</text:p>
          </table:table-cell>
          <table:table-cell table:style-name="Table1.D2" office:value-type="string">
            <text:p text:style-name="P6">696677373</text:p>
          </table:table-cell>
        </table:table-row>
        <table:table-row table:style-name="TableLine94346776508000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EKANGA CELESTIN YVES</text:p>
          </table:table-cell>
          <table:table-cell table:style-name="Table1.A2" office:value-type="string">
            <text:p text:style-name="P6">18T2530</text:p>
          </table:table-cell>
          <table:table-cell table:style-name="Table1.D2" office:value-type="string">
            <text:p text:style-name="P6">657747771</text:p>
          </table:table-cell>
        </table:table-row>
        <table:table-row table:style-name="TableLine94346776508864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<text:span text:style-name="T1">M</text:span>FOUT <text:span text:style-name="T1">BANGMO </text:span>YVA<text:span text:style-name="T1">N</text:span>NA</text:p>
          </table:table-cell>
          <table:table-cell table:style-name="Table1.A2" office:value-type="string">
            <text:p text:style-name="P6">18T2864</text:p>
            <text:p text:style-name="P6"/>
          </table:table-cell>
          <table:table-cell table:style-name="Table1.D2" office:value-type="string">
            <text:p text:style-name="P6">68094837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4:37:02.593135462</meta:creation-date>
    <dc:date>2022-09-21T12:24:46.302281598</dc:date>
    <meta:editing-duration>PT15M37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39" meta:character-count="235" meta:non-whitespace-character-count="221"/>
  </office:meta>
</office:document-meta>
</file>